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3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Ge0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e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.485" calcext:value-type="float">
            <text:p>307.485</text:p>
          </table:table-cell>
          <table:table-cell office:value-type="float" office:value="422.5" calcext:value-type="float">
            <text:p>422.5</text:p>
          </table:table-cell>
          <table:table-cell office:value-type="float" office:value="509.07" calcext:value-type="float">
            <text:p>509.07</text:p>
          </table:table-cell>
          <table:table-cell office:value-type="float" office:value="1354.01" calcext:value-type="float">
            <text:p>1354.01</text:p>
          </table:table-cell>
          <table:table-cell table:formula="of:=INTERCEPT([.B2:.E2];[.B$5:.E$5])" office:value-type="float" office:value="-3.26892078045842" calcext:value-type="float">
            <text:p>-3.26892078045842</text:p>
          </table:table-cell>
          <table:table-cell table:formula="of:=SLOPE([.B2:.E2];[.B$5:.E$5])" office:value-type="float" office:value="0.879308940672738" calcext:value-type="float">
            <text:p>0.879308940672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.843" calcext:value-type="float">
            <text:p>305.843</text:p>
          </table:table-cell>
          <table:table-cell office:value-type="float" office:value="420.429" calcext:value-type="float">
            <text:p>420.429</text:p>
          </table:table-cell>
          <table:table-cell office:value-type="float" office:value="506.14" calcext:value-type="float">
            <text:p>506.14</text:p>
          </table:table-cell>
          <table:table-cell office:value-type="float" office:value="1346.82" calcext:value-type="float">
            <text:p>1346.82</text:p>
          </table:table-cell>
          <table:table-cell table:formula="of:=INTERCEPT([.B3:.E3];[.B$5:.E$5])" office:value-type="float" office:value="-3.26340832739879" calcext:value-type="float">
            <text:p>-3.26340832739879</text:p>
          </table:table-cell>
          <table:table-cell table:formula="of:=SLOPE([.B3:.E3];[.B$5:.E$5])" office:value-type="float" office:value="0.874634262420613" calcext:value-type="float">
            <text:p>0.874634262420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.662" calcext:value-type="float">
            <text:p>305.662</text:p>
          </table:table-cell>
          <table:table-cell office:value-type="float" office:value="419.472" calcext:value-type="float">
            <text:p>419.472</text:p>
          </table:table-cell>
          <table:table-cell office:value-type="float" office:value="504.81" calcext:value-type="float">
            <text:p>504.81</text:p>
          </table:table-cell>
          <table:table-cell office:value-type="float" office:value="1342.92" calcext:value-type="float">
            <text:p>1342.92</text:p>
          </table:table-cell>
          <table:table-cell table:formula="of:=INTERCEPT([.B4:.E4];[.B$5:.E$5])" office:value-type="float" office:value="-2.6761021920554" calcext:value-type="float">
            <text:p>-2.6761021920554</text:p>
          </table:table-cell>
          <table:table-cell table:formula="of:=SLOPE([.B4:.E4];[.B$5:.E$5])" office:value-type="float" office:value="0.871693080646842" calcext:value-type="float">
            <text:p>0.871693080646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2.861" calcext:value-type="float">
            <text:p>352.861</text:p>
          </table:table-cell>
          <table:table-cell office:value-type="float" office:value="484.66" calcext:value-type="float">
            <text:p>484.66</text:p>
          </table:table-cell>
          <table:table-cell office:value-type="float" office:value="582.84" calcext:value-type="float">
            <text:p>582.84</text:p>
          </table:table-cell>
          <table:table-cell office:value-type="float" office:value="1543.49" calcext:value-type="float">
            <text:p>1543.49</text:p>
          </table:table-cell>
          <table:table-cell table:formula="of:=INTERCEPT([.B5:.E5];[.B$5:.E$5])" office:value-type="float" office:value="0" calcext:value-type="float">
            <text:p>0</text:p>
          </table:table-cell>
          <table:table-cell table:formula="of:=SLOPE([.B5:.E5];[.B$5:.E$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.22" calcext:value-type="float">
            <text:p>350.22</text:p>
          </table:table-cell>
          <table:table-cell office:value-type="float" office:value="481.076" calcext:value-type="float">
            <text:p>481.076</text:p>
          </table:table-cell>
          <table:table-cell office:value-type="float" office:value="579.19" calcext:value-type="float">
            <text:p>579.19</text:p>
          </table:table-cell>
          <table:table-cell office:value-type="float" office:value="1530.96" calcext:value-type="float">
            <text:p>1530.96</text:p>
          </table:table-cell>
          <table:table-cell table:formula="of:=INTERCEPT([.B6:.E6];[.B$5:.E$5])" office:value-type="float" office:value="0.704745263553036" calcext:value-type="float">
            <text:p>0.704745263553036</text:p>
          </table:table-cell>
          <table:table-cell table:formula="of:=SLOPE([.B6:.E6];[.B$5:.E$5])" office:value-type="float" office:value="0.991489457110289" calcext:value-type="float">
            <text:p>0.991489457110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.663" calcext:value-type="float">
            <text:p>303.663</text:p>
          </table:table-cell>
          <table:table-cell office:value-type="float" office:value="416.379" calcext:value-type="float">
            <text:p>416.379</text:p>
          </table:table-cell>
          <table:table-cell office:value-type="float" office:value="501.23" calcext:value-type="float">
            <text:p>501.23</text:p>
          </table:table-cell>
          <table:table-cell office:value-type="float" office:value="1331.08" calcext:value-type="float">
            <text:p>1331.08</text:p>
          </table:table-cell>
          <table:table-cell table:formula="of:=INTERCEPT([.B7:.E7];[.B$5:.E$5])" office:value-type="float" office:value="-1.63842916567387" calcext:value-type="float">
            <text:p>-1.63842916567387</text:p>
          </table:table-cell>
          <table:table-cell table:formula="of:=SLOPE([.B7:.E7];[.B$5:.E$5])" office:value-type="float" office:value="0.86337191601828" calcext:value-type="float">
            <text:p>0.86337191601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.815" calcext:value-type="float">
            <text:p>300.815</text:p>
          </table:table-cell>
          <table:table-cell office:value-type="float" office:value="412.875" calcext:value-type="float">
            <text:p>412.875</text:p>
          </table:table-cell>
          <table:table-cell office:value-type="float" office:value="496.92" calcext:value-type="float">
            <text:p>496.92</text:p>
          </table:table-cell>
          <table:table-cell office:value-type="float" office:value="1321.34" calcext:value-type="float">
            <text:p>1321.34</text:p>
          </table:table-cell>
          <table:table-cell table:formula="of:=INTERCEPT([.B8:.E8];[.B$5:.E$5])" office:value-type="float" office:value="-2.44420744425099" calcext:value-type="float">
            <text:p>-2.44420744425099</text:p>
          </table:table-cell>
          <table:table-cell table:formula="of:=SLOPE([.B8:.E8];[.B$5:.E$5])" office:value-type="float" office:value="0.857575778869114" calcext:value-type="float">
            <text:p>0.857575778869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5.407" calcext:value-type="float">
            <text:p>295.407</text:p>
          </table:table-cell>
          <table:table-cell office:value-type="float" office:value="405.899" calcext:value-type="float">
            <text:p>405.899</text:p>
          </table:table-cell>
          <table:table-cell office:value-type="float" office:value="488.51" calcext:value-type="float">
            <text:p>488.51</text:p>
          </table:table-cell>
          <table:table-cell office:value-type="float" office:value="1299.79" calcext:value-type="float">
            <text:p>1299.79</text:p>
          </table:table-cell>
          <table:table-cell table:formula="of:=INTERCEPT([.B9:.E9];[.B$5:.E$5])" office:value-type="float" office:value="-2.92228403738852" calcext:value-type="float">
            <text:p>-2.92228403738852</text:p>
          </table:table-cell>
          <table:table-cell table:formula="of:=SLOPE([.B9:.E9];[.B$5:.E$5])" office:value-type="float" office:value="0.8439341708303" calcext:value-type="float">
            <text:p>0.8439341708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7.551" calcext:value-type="float">
            <text:p>337.551</text:p>
          </table:table-cell>
          <table:table-cell office:value-type="float" office:value="463.45" calcext:value-type="float">
            <text:p>463.45</text:p>
          </table:table-cell>
          <table:table-cell office:value-type="float" office:value="557.6" calcext:value-type="float">
            <text:p>557.6</text:p>
          </table:table-cell>
          <table:table-cell office:value-type="float" office:value="1477.75" calcext:value-type="float">
            <text:p>1477.75</text:p>
          </table:table-cell>
          <table:table-cell table:formula="of:=INTERCEPT([.B10:.E10];[.B$5:.E$5])" office:value-type="float" office:value="-0.584091492384232" calcext:value-type="float">
            <text:p>-0.584091492384232</text:p>
          </table:table-cell>
          <table:table-cell table:formula="of:=SLOPE([.B10:.E10];[.B$5:.E$5])" office:value-type="float" office:value="0.957769930394456" calcext:value-type="float">
            <text:p>0.957769930394456</text:p>
          </table:table-cell>
        </table:table-row>
      </table:table>
      <table:table table:name="Ge0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BR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.485" calcext:value-type="float">
            <text:p>307.485</text:p>
          </table:table-cell>
          <table:table-cell office:value-type="float" office:value="422.5" calcext:value-type="float">
            <text:p>422.5</text:p>
          </table:table-cell>
          <table:table-cell office:value-type="float" office:value="509.07" calcext:value-type="float">
            <text:p>509.07</text:p>
          </table:table-cell>
          <table:table-cell office:value-type="float" office:value="1354.01" calcext:value-type="float">
            <text:p>1354.01</text:p>
          </table:table-cell>
          <table:table-cell table:formula="of:=INTERCEPT([.B2:.E2];[.B$5:.E$5])" office:value-type="float" office:value="-3.26892078045842" calcext:value-type="float">
            <text:p>-3.26892078045842</text:p>
          </table:table-cell>
          <table:table-cell table:formula="of:=SLOPE([.B2:.E2];[.B$5:.E$5])" office:value-type="float" office:value="0.879308940672738" calcext:value-type="float">
            <text:p>0.879308940672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.843" calcext:value-type="float">
            <text:p>305.843</text:p>
          </table:table-cell>
          <table:table-cell office:value-type="float" office:value="420.429" calcext:value-type="float">
            <text:p>420.429</text:p>
          </table:table-cell>
          <table:table-cell office:value-type="float" office:value="506.14" calcext:value-type="float">
            <text:p>506.14</text:p>
          </table:table-cell>
          <table:table-cell office:value-type="float" office:value="1346.82" calcext:value-type="float">
            <text:p>1346.82</text:p>
          </table:table-cell>
          <table:table-cell table:formula="of:=INTERCEPT([.B3:.E3];[.B$5:.E$5])" office:value-type="float" office:value="-3.26340832739879" calcext:value-type="float">
            <text:p>-3.26340832739879</text:p>
          </table:table-cell>
          <table:table-cell table:formula="of:=SLOPE([.B3:.E3];[.B$5:.E$5])" office:value-type="float" office:value="0.874634262420613" calcext:value-type="float">
            <text:p>0.874634262420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.662" calcext:value-type="float">
            <text:p>305.662</text:p>
          </table:table-cell>
          <table:table-cell office:value-type="float" office:value="419.472" calcext:value-type="float">
            <text:p>419.472</text:p>
          </table:table-cell>
          <table:table-cell office:value-type="float" office:value="504.81" calcext:value-type="float">
            <text:p>504.81</text:p>
          </table:table-cell>
          <table:table-cell office:value-type="float" office:value="1342.92" calcext:value-type="float">
            <text:p>1342.92</text:p>
          </table:table-cell>
          <table:table-cell table:formula="of:=INTERCEPT([.B4:.E4];[.B$5:.E$5])" office:value-type="float" office:value="-2.6761021920554" calcext:value-type="float">
            <text:p>-2.6761021920554</text:p>
          </table:table-cell>
          <table:table-cell table:formula="of:=SLOPE([.B4:.E4];[.B$5:.E$5])" office:value-type="float" office:value="0.871693080646842" calcext:value-type="float">
            <text:p>0.871693080646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2.861" calcext:value-type="float">
            <text:p>352.861</text:p>
          </table:table-cell>
          <table:table-cell office:value-type="float" office:value="484.66" calcext:value-type="float">
            <text:p>484.66</text:p>
          </table:table-cell>
          <table:table-cell office:value-type="float" office:value="582.84" calcext:value-type="float">
            <text:p>582.84</text:p>
          </table:table-cell>
          <table:table-cell office:value-type="float" office:value="1543.49" calcext:value-type="float">
            <text:p>1543.49</text:p>
          </table:table-cell>
          <table:table-cell table:formula="of:=INTERCEPT([.B5:.E5];[.B$5:.E$5])" office:value-type="float" office:value="0" calcext:value-type="float">
            <text:p>0</text:p>
          </table:table-cell>
          <table:table-cell table:formula="of:=SLOPE([.B5:.E5];[.B$5:.E$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.22" calcext:value-type="float">
            <text:p>350.22</text:p>
          </table:table-cell>
          <table:table-cell office:value-type="float" office:value="481.076" calcext:value-type="float">
            <text:p>481.076</text:p>
          </table:table-cell>
          <table:table-cell office:value-type="float" office:value="579.19" calcext:value-type="float">
            <text:p>579.19</text:p>
          </table:table-cell>
          <table:table-cell office:value-type="float" office:value="1530.96" calcext:value-type="float">
            <text:p>1530.96</text:p>
          </table:table-cell>
          <table:table-cell table:formula="of:=INTERCEPT([.B6:.E6];[.B$5:.E$5])" office:value-type="float" office:value="0.704745263553036" calcext:value-type="float">
            <text:p>0.704745263553036</text:p>
          </table:table-cell>
          <table:table-cell table:formula="of:=SLOPE([.B6:.E6];[.B$5:.E$5])" office:value-type="float" office:value="0.991489457110289" calcext:value-type="float">
            <text:p>0.991489457110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.663" calcext:value-type="float">
            <text:p>303.663</text:p>
          </table:table-cell>
          <table:table-cell office:value-type="float" office:value="416.379" calcext:value-type="float">
            <text:p>416.379</text:p>
          </table:table-cell>
          <table:table-cell office:value-type="float" office:value="501.23" calcext:value-type="float">
            <text:p>501.23</text:p>
          </table:table-cell>
          <table:table-cell office:value-type="float" office:value="1331.08" calcext:value-type="float">
            <text:p>1331.08</text:p>
          </table:table-cell>
          <table:table-cell table:formula="of:=INTERCEPT([.B7:.E7];[.B$5:.E$5])" office:value-type="float" office:value="-1.63842916567387" calcext:value-type="float">
            <text:p>-1.63842916567387</text:p>
          </table:table-cell>
          <table:table-cell table:formula="of:=SLOPE([.B7:.E7];[.B$5:.E$5])" office:value-type="float" office:value="0.86337191601828" calcext:value-type="float">
            <text:p>0.86337191601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.815" calcext:value-type="float">
            <text:p>300.815</text:p>
          </table:table-cell>
          <table:table-cell office:value-type="float" office:value="412.875" calcext:value-type="float">
            <text:p>412.875</text:p>
          </table:table-cell>
          <table:table-cell office:value-type="float" office:value="496.92" calcext:value-type="float">
            <text:p>496.92</text:p>
          </table:table-cell>
          <table:table-cell office:value-type="float" office:value="1321.34" calcext:value-type="float">
            <text:p>1321.34</text:p>
          </table:table-cell>
          <table:table-cell table:formula="of:=INTERCEPT([.B8:.E8];[.B$5:.E$5])" office:value-type="float" office:value="-2.44420744425099" calcext:value-type="float">
            <text:p>-2.44420744425099</text:p>
          </table:table-cell>
          <table:table-cell table:formula="of:=SLOPE([.B8:.E8];[.B$5:.E$5])" office:value-type="float" office:value="0.857575778869114" calcext:value-type="float">
            <text:p>0.857575778869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5.407" calcext:value-type="float">
            <text:p>295.407</text:p>
          </table:table-cell>
          <table:table-cell office:value-type="float" office:value="405.899" calcext:value-type="float">
            <text:p>405.899</text:p>
          </table:table-cell>
          <table:table-cell office:value-type="float" office:value="488.51" calcext:value-type="float">
            <text:p>488.51</text:p>
          </table:table-cell>
          <table:table-cell office:value-type="float" office:value="1299.79" calcext:value-type="float">
            <text:p>1299.79</text:p>
          </table:table-cell>
          <table:table-cell table:formula="of:=INTERCEPT([.B9:.E9];[.B$5:.E$5])" office:value-type="float" office:value="-2.92228403738852" calcext:value-type="float">
            <text:p>-2.92228403738852</text:p>
          </table:table-cell>
          <table:table-cell table:formula="of:=SLOPE([.B9:.E9];[.B$5:.E$5])" office:value-type="float" office:value="0.8439341708303" calcext:value-type="float">
            <text:p>0.8439341708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7.551" calcext:value-type="float">
            <text:p>337.551</text:p>
          </table:table-cell>
          <table:table-cell office:value-type="float" office:value="463.45" calcext:value-type="float">
            <text:p>463.45</text:p>
          </table:table-cell>
          <table:table-cell office:value-type="float" office:value="557.6" calcext:value-type="float">
            <text:p>557.6</text:p>
          </table:table-cell>
          <table:table-cell office:value-type="float" office:value="1477.75" calcext:value-type="float">
            <text:p>1477.75</text:p>
          </table:table-cell>
          <table:table-cell table:formula="of:=INTERCEPT([.B10:.E10];[.B$5:.E$5])" office:value-type="float" office:value="-0.584091492384232" calcext:value-type="float">
            <text:p>-0.584091492384232</text:p>
          </table:table-cell>
          <table:table-cell table:formula="of:=SLOPE([.B10:.E10];[.B$5:.E$5])" office:value-type="float" office:value="0.957769930394456" calcext:value-type="float">
            <text:p>0.957769930394456</text:p>
          </table:table-cell>
        </table:table-row>
      </table:table>
      <table:table table:name="Ge06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BR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.485" calcext:value-type="float">
            <text:p>307.485</text:p>
          </table:table-cell>
          <table:table-cell office:value-type="float" office:value="422.5" calcext:value-type="float">
            <text:p>422.5</text:p>
          </table:table-cell>
          <table:table-cell office:value-type="float" office:value="509.07" calcext:value-type="float">
            <text:p>509.07</text:p>
          </table:table-cell>
          <table:table-cell office:value-type="float" office:value="1354.01" calcext:value-type="float">
            <text:p>1354.01</text:p>
          </table:table-cell>
          <table:table-cell table:formula="of:=INTERCEPT([.B2:.E2];[.B$5:.E$5])" office:value-type="float" office:value="-3.26892078045842" calcext:value-type="float">
            <text:p>-3.26892078045842</text:p>
          </table:table-cell>
          <table:table-cell table:formula="of:=SLOPE([.B2:.E2];[.B$5:.E$5])" office:value-type="float" office:value="0.879308940672738" calcext:value-type="float">
            <text:p>0.879308940672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.843" calcext:value-type="float">
            <text:p>305.843</text:p>
          </table:table-cell>
          <table:table-cell office:value-type="float" office:value="420.429" calcext:value-type="float">
            <text:p>420.429</text:p>
          </table:table-cell>
          <table:table-cell office:value-type="float" office:value="506.14" calcext:value-type="float">
            <text:p>506.14</text:p>
          </table:table-cell>
          <table:table-cell office:value-type="float" office:value="1346.82" calcext:value-type="float">
            <text:p>1346.82</text:p>
          </table:table-cell>
          <table:table-cell table:formula="of:=INTERCEPT([.B3:.E3];[.B$5:.E$5])" office:value-type="float" office:value="-3.26340832739879" calcext:value-type="float">
            <text:p>-3.26340832739879</text:p>
          </table:table-cell>
          <table:table-cell table:formula="of:=SLOPE([.B3:.E3];[.B$5:.E$5])" office:value-type="float" office:value="0.874634262420613" calcext:value-type="float">
            <text:p>0.874634262420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.662" calcext:value-type="float">
            <text:p>305.662</text:p>
          </table:table-cell>
          <table:table-cell office:value-type="float" office:value="419.472" calcext:value-type="float">
            <text:p>419.472</text:p>
          </table:table-cell>
          <table:table-cell office:value-type="float" office:value="504.81" calcext:value-type="float">
            <text:p>504.81</text:p>
          </table:table-cell>
          <table:table-cell office:value-type="float" office:value="1342.92" calcext:value-type="float">
            <text:p>1342.92</text:p>
          </table:table-cell>
          <table:table-cell table:formula="of:=INTERCEPT([.B4:.E4];[.B$5:.E$5])" office:value-type="float" office:value="-2.6761021920554" calcext:value-type="float">
            <text:p>-2.6761021920554</text:p>
          </table:table-cell>
          <table:table-cell table:formula="of:=SLOPE([.B4:.E4];[.B$5:.E$5])" office:value-type="float" office:value="0.871693080646842" calcext:value-type="float">
            <text:p>0.871693080646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2.861" calcext:value-type="float">
            <text:p>352.861</text:p>
          </table:table-cell>
          <table:table-cell office:value-type="float" office:value="484.66" calcext:value-type="float">
            <text:p>484.66</text:p>
          </table:table-cell>
          <table:table-cell office:value-type="float" office:value="582.84" calcext:value-type="float">
            <text:p>582.84</text:p>
          </table:table-cell>
          <table:table-cell office:value-type="float" office:value="1543.49" calcext:value-type="float">
            <text:p>1543.49</text:p>
          </table:table-cell>
          <table:table-cell table:formula="of:=INTERCEPT([.B5:.E5];[.B$5:.E$5])" office:value-type="float" office:value="0" calcext:value-type="float">
            <text:p>0</text:p>
          </table:table-cell>
          <table:table-cell table:formula="of:=SLOPE([.B5:.E5];[.B$5:.E$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.22" calcext:value-type="float">
            <text:p>350.22</text:p>
          </table:table-cell>
          <table:table-cell office:value-type="float" office:value="481.076" calcext:value-type="float">
            <text:p>481.076</text:p>
          </table:table-cell>
          <table:table-cell office:value-type="float" office:value="579.19" calcext:value-type="float">
            <text:p>579.19</text:p>
          </table:table-cell>
          <table:table-cell office:value-type="float" office:value="1530.96" calcext:value-type="float">
            <text:p>1530.96</text:p>
          </table:table-cell>
          <table:table-cell table:formula="of:=INTERCEPT([.B6:.E6];[.B$5:.E$5])" office:value-type="float" office:value="0.704745263553036" calcext:value-type="float">
            <text:p>0.704745263553036</text:p>
          </table:table-cell>
          <table:table-cell table:formula="of:=SLOPE([.B6:.E6];[.B$5:.E$5])" office:value-type="float" office:value="0.991489457110289" calcext:value-type="float">
            <text:p>0.991489457110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.663" calcext:value-type="float">
            <text:p>303.663</text:p>
          </table:table-cell>
          <table:table-cell office:value-type="float" office:value="416.379" calcext:value-type="float">
            <text:p>416.379</text:p>
          </table:table-cell>
          <table:table-cell office:value-type="float" office:value="501.23" calcext:value-type="float">
            <text:p>501.23</text:p>
          </table:table-cell>
          <table:table-cell office:value-type="float" office:value="1331.08" calcext:value-type="float">
            <text:p>1331.08</text:p>
          </table:table-cell>
          <table:table-cell table:formula="of:=INTERCEPT([.B7:.E7];[.B$5:.E$5])" office:value-type="float" office:value="-1.63842916567387" calcext:value-type="float">
            <text:p>-1.63842916567387</text:p>
          </table:table-cell>
          <table:table-cell table:formula="of:=SLOPE([.B7:.E7];[.B$5:.E$5])" office:value-type="float" office:value="0.86337191601828" calcext:value-type="float">
            <text:p>0.86337191601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.815" calcext:value-type="float">
            <text:p>300.815</text:p>
          </table:table-cell>
          <table:table-cell office:value-type="float" office:value="412.875" calcext:value-type="float">
            <text:p>412.875</text:p>
          </table:table-cell>
          <table:table-cell office:value-type="float" office:value="496.92" calcext:value-type="float">
            <text:p>496.92</text:p>
          </table:table-cell>
          <table:table-cell office:value-type="float" office:value="1321.34" calcext:value-type="float">
            <text:p>1321.34</text:p>
          </table:table-cell>
          <table:table-cell table:formula="of:=INTERCEPT([.B8:.E8];[.B$5:.E$5])" office:value-type="float" office:value="-2.44420744425099" calcext:value-type="float">
            <text:p>-2.44420744425099</text:p>
          </table:table-cell>
          <table:table-cell table:formula="of:=SLOPE([.B8:.E8];[.B$5:.E$5])" office:value-type="float" office:value="0.857575778869114" calcext:value-type="float">
            <text:p>0.857575778869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5.407" calcext:value-type="float">
            <text:p>295.407</text:p>
          </table:table-cell>
          <table:table-cell office:value-type="float" office:value="405.899" calcext:value-type="float">
            <text:p>405.899</text:p>
          </table:table-cell>
          <table:table-cell office:value-type="float" office:value="488.51" calcext:value-type="float">
            <text:p>488.51</text:p>
          </table:table-cell>
          <table:table-cell office:value-type="float" office:value="1299.79" calcext:value-type="float">
            <text:p>1299.79</text:p>
          </table:table-cell>
          <table:table-cell table:formula="of:=INTERCEPT([.B9:.E9];[.B$5:.E$5])" office:value-type="float" office:value="-2.92228403738852" calcext:value-type="float">
            <text:p>-2.92228403738852</text:p>
          </table:table-cell>
          <table:table-cell table:formula="of:=SLOPE([.B9:.E9];[.B$5:.E$5])" office:value-type="float" office:value="0.8439341708303" calcext:value-type="float">
            <text:p>0.8439341708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7.551" calcext:value-type="float">
            <text:p>337.551</text:p>
          </table:table-cell>
          <table:table-cell office:value-type="float" office:value="463.45" calcext:value-type="float">
            <text:p>463.45</text:p>
          </table:table-cell>
          <table:table-cell office:value-type="float" office:value="557.6" calcext:value-type="float">
            <text:p>557.6</text:p>
          </table:table-cell>
          <table:table-cell office:value-type="float" office:value="1477.75" calcext:value-type="float">
            <text:p>1477.75</text:p>
          </table:table-cell>
          <table:table-cell table:formula="of:=INTERCEPT([.B10:.E10];[.B$5:.E$5])" office:value-type="float" office:value="-0.584091492384232" calcext:value-type="float">
            <text:p>-0.584091492384232</text:p>
          </table:table-cell>
          <table:table-cell table:formula="of:=SLOPE([.B10:.E10];[.B$5:.E$5])" office:value-type="float" office:value="0.957769930394456" calcext:value-type="float">
            <text:p>0.957769930394456</text:p>
          </table:table-cell>
        </table:table-row>
      </table:table>
      <table:table table:name="Ge07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BR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.485" calcext:value-type="float">
            <text:p>307.485</text:p>
          </table:table-cell>
          <table:table-cell office:value-type="float" office:value="422.5" calcext:value-type="float">
            <text:p>422.5</text:p>
          </table:table-cell>
          <table:table-cell office:value-type="float" office:value="509.07" calcext:value-type="float">
            <text:p>509.07</text:p>
          </table:table-cell>
          <table:table-cell office:value-type="float" office:value="1354.01" calcext:value-type="float">
            <text:p>1354.01</text:p>
          </table:table-cell>
          <table:table-cell table:formula="of:=INTERCEPT([.B2:.E2];[.B$5:.E$5])" office:value-type="float" office:value="-3.26892078045842" calcext:value-type="float">
            <text:p>-3.26892078045842</text:p>
          </table:table-cell>
          <table:table-cell table:formula="of:=SLOPE([.B2:.E2];[.B$5:.E$5])" office:value-type="float" office:value="0.879308940672738" calcext:value-type="float">
            <text:p>0.879308940672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.843" calcext:value-type="float">
            <text:p>305.843</text:p>
          </table:table-cell>
          <table:table-cell office:value-type="float" office:value="420.429" calcext:value-type="float">
            <text:p>420.429</text:p>
          </table:table-cell>
          <table:table-cell office:value-type="float" office:value="506.14" calcext:value-type="float">
            <text:p>506.14</text:p>
          </table:table-cell>
          <table:table-cell office:value-type="float" office:value="1346.82" calcext:value-type="float">
            <text:p>1346.82</text:p>
          </table:table-cell>
          <table:table-cell table:formula="of:=INTERCEPT([.B3:.E3];[.B$5:.E$5])" office:value-type="float" office:value="-3.26340832739879" calcext:value-type="float">
            <text:p>-3.26340832739879</text:p>
          </table:table-cell>
          <table:table-cell table:formula="of:=SLOPE([.B3:.E3];[.B$5:.E$5])" office:value-type="float" office:value="0.874634262420613" calcext:value-type="float">
            <text:p>0.874634262420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.662" calcext:value-type="float">
            <text:p>305.662</text:p>
          </table:table-cell>
          <table:table-cell office:value-type="float" office:value="419.472" calcext:value-type="float">
            <text:p>419.472</text:p>
          </table:table-cell>
          <table:table-cell office:value-type="float" office:value="504.81" calcext:value-type="float">
            <text:p>504.81</text:p>
          </table:table-cell>
          <table:table-cell office:value-type="float" office:value="1342.92" calcext:value-type="float">
            <text:p>1342.92</text:p>
          </table:table-cell>
          <table:table-cell table:formula="of:=INTERCEPT([.B4:.E4];[.B$5:.E$5])" office:value-type="float" office:value="-2.6761021920554" calcext:value-type="float">
            <text:p>-2.6761021920554</text:p>
          </table:table-cell>
          <table:table-cell table:formula="of:=SLOPE([.B4:.E4];[.B$5:.E$5])" office:value-type="float" office:value="0.871693080646842" calcext:value-type="float">
            <text:p>0.871693080646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2.861" calcext:value-type="float">
            <text:p>352.861</text:p>
          </table:table-cell>
          <table:table-cell office:value-type="float" office:value="484.66" calcext:value-type="float">
            <text:p>484.66</text:p>
          </table:table-cell>
          <table:table-cell office:value-type="float" office:value="582.84" calcext:value-type="float">
            <text:p>582.84</text:p>
          </table:table-cell>
          <table:table-cell office:value-type="float" office:value="1543.49" calcext:value-type="float">
            <text:p>1543.49</text:p>
          </table:table-cell>
          <table:table-cell table:formula="of:=INTERCEPT([.B5:.E5];[.B$5:.E$5])" office:value-type="float" office:value="0" calcext:value-type="float">
            <text:p>0</text:p>
          </table:table-cell>
          <table:table-cell table:formula="of:=SLOPE([.B5:.E5];[.B$5:.E$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.22" calcext:value-type="float">
            <text:p>350.22</text:p>
          </table:table-cell>
          <table:table-cell office:value-type="float" office:value="481.076" calcext:value-type="float">
            <text:p>481.076</text:p>
          </table:table-cell>
          <table:table-cell office:value-type="float" office:value="579.19" calcext:value-type="float">
            <text:p>579.19</text:p>
          </table:table-cell>
          <table:table-cell office:value-type="float" office:value="1530.96" calcext:value-type="float">
            <text:p>1530.96</text:p>
          </table:table-cell>
          <table:table-cell table:formula="of:=INTERCEPT([.B6:.E6];[.B$5:.E$5])" office:value-type="float" office:value="0.704745263553036" calcext:value-type="float">
            <text:p>0.704745263553036</text:p>
          </table:table-cell>
          <table:table-cell table:formula="of:=SLOPE([.B6:.E6];[.B$5:.E$5])" office:value-type="float" office:value="0.991489457110289" calcext:value-type="float">
            <text:p>0.991489457110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.663" calcext:value-type="float">
            <text:p>303.663</text:p>
          </table:table-cell>
          <table:table-cell office:value-type="float" office:value="416.379" calcext:value-type="float">
            <text:p>416.379</text:p>
          </table:table-cell>
          <table:table-cell office:value-type="float" office:value="501.23" calcext:value-type="float">
            <text:p>501.23</text:p>
          </table:table-cell>
          <table:table-cell office:value-type="float" office:value="1331.08" calcext:value-type="float">
            <text:p>1331.08</text:p>
          </table:table-cell>
          <table:table-cell table:formula="of:=INTERCEPT([.B7:.E7];[.B$5:.E$5])" office:value-type="float" office:value="-1.63842916567387" calcext:value-type="float">
            <text:p>-1.63842916567387</text:p>
          </table:table-cell>
          <table:table-cell table:formula="of:=SLOPE([.B7:.E7];[.B$5:.E$5])" office:value-type="float" office:value="0.86337191601828" calcext:value-type="float">
            <text:p>0.86337191601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.815" calcext:value-type="float">
            <text:p>300.815</text:p>
          </table:table-cell>
          <table:table-cell office:value-type="float" office:value="412.875" calcext:value-type="float">
            <text:p>412.875</text:p>
          </table:table-cell>
          <table:table-cell office:value-type="float" office:value="496.92" calcext:value-type="float">
            <text:p>496.92</text:p>
          </table:table-cell>
          <table:table-cell office:value-type="float" office:value="1321.34" calcext:value-type="float">
            <text:p>1321.34</text:p>
          </table:table-cell>
          <table:table-cell table:formula="of:=INTERCEPT([.B8:.E8];[.B$5:.E$5])" office:value-type="float" office:value="-2.44420744425099" calcext:value-type="float">
            <text:p>-2.44420744425099</text:p>
          </table:table-cell>
          <table:table-cell table:formula="of:=SLOPE([.B8:.E8];[.B$5:.E$5])" office:value-type="float" office:value="0.857575778869114" calcext:value-type="float">
            <text:p>0.857575778869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5.407" calcext:value-type="float">
            <text:p>295.407</text:p>
          </table:table-cell>
          <table:table-cell office:value-type="float" office:value="405.899" calcext:value-type="float">
            <text:p>405.899</text:p>
          </table:table-cell>
          <table:table-cell office:value-type="float" office:value="488.51" calcext:value-type="float">
            <text:p>488.51</text:p>
          </table:table-cell>
          <table:table-cell office:value-type="float" office:value="1299.79" calcext:value-type="float">
            <text:p>1299.79</text:p>
          </table:table-cell>
          <table:table-cell table:formula="of:=INTERCEPT([.B9:.E9];[.B$5:.E$5])" office:value-type="float" office:value="-2.92228403738852" calcext:value-type="float">
            <text:p>-2.92228403738852</text:p>
          </table:table-cell>
          <table:table-cell table:formula="of:=SLOPE([.B9:.E9];[.B$5:.E$5])" office:value-type="float" office:value="0.8439341708303" calcext:value-type="float">
            <text:p>0.8439341708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7.551" calcext:value-type="float">
            <text:p>337.551</text:p>
          </table:table-cell>
          <table:table-cell office:value-type="float" office:value="463.45" calcext:value-type="float">
            <text:p>463.45</text:p>
          </table:table-cell>
          <table:table-cell office:value-type="float" office:value="557.6" calcext:value-type="float">
            <text:p>557.6</text:p>
          </table:table-cell>
          <table:table-cell office:value-type="float" office:value="1477.75" calcext:value-type="float">
            <text:p>1477.75</text:p>
          </table:table-cell>
          <table:table-cell table:formula="of:=INTERCEPT([.B10:.E10];[.B$5:.E$5])" office:value-type="float" office:value="-0.584091492384232" calcext:value-type="float">
            <text:p>-0.584091492384232</text:p>
          </table:table-cell>
          <table:table-cell table:formula="of:=SLOPE([.B10:.E10];[.B$5:.E$5])" office:value-type="float" office:value="0.957769930394456" calcext:value-type="float">
            <text:p>0.957769930394456</text:p>
          </table:table-cell>
        </table:table-row>
      </table:table>
      <table:table table:name="Ge0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BR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.485" calcext:value-type="float">
            <text:p>307.485</text:p>
          </table:table-cell>
          <table:table-cell office:value-type="float" office:value="422.5" calcext:value-type="float">
            <text:p>422.5</text:p>
          </table:table-cell>
          <table:table-cell office:value-type="float" office:value="509.07" calcext:value-type="float">
            <text:p>509.07</text:p>
          </table:table-cell>
          <table:table-cell office:value-type="float" office:value="1354.01" calcext:value-type="float">
            <text:p>1354.01</text:p>
          </table:table-cell>
          <table:table-cell table:formula="of:=INTERCEPT([.B2:.E2];[.B$5:.E$5])" office:value-type="float" office:value="-3.26892078045842" calcext:value-type="float">
            <text:p>-3.26892078045842</text:p>
          </table:table-cell>
          <table:table-cell table:formula="of:=SLOPE([.B2:.E2];[.B$5:.E$5])" office:value-type="float" office:value="0.879308940672738" calcext:value-type="float">
            <text:p>0.879308940672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.843" calcext:value-type="float">
            <text:p>305.843</text:p>
          </table:table-cell>
          <table:table-cell office:value-type="float" office:value="420.429" calcext:value-type="float">
            <text:p>420.429</text:p>
          </table:table-cell>
          <table:table-cell office:value-type="float" office:value="506.14" calcext:value-type="float">
            <text:p>506.14</text:p>
          </table:table-cell>
          <table:table-cell office:value-type="float" office:value="1346.82" calcext:value-type="float">
            <text:p>1346.82</text:p>
          </table:table-cell>
          <table:table-cell table:formula="of:=INTERCEPT([.B3:.E3];[.B$5:.E$5])" office:value-type="float" office:value="-3.26340832739879" calcext:value-type="float">
            <text:p>-3.26340832739879</text:p>
          </table:table-cell>
          <table:table-cell table:formula="of:=SLOPE([.B3:.E3];[.B$5:.E$5])" office:value-type="float" office:value="0.874634262420613" calcext:value-type="float">
            <text:p>0.874634262420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.662" calcext:value-type="float">
            <text:p>305.662</text:p>
          </table:table-cell>
          <table:table-cell office:value-type="float" office:value="419.472" calcext:value-type="float">
            <text:p>419.472</text:p>
          </table:table-cell>
          <table:table-cell office:value-type="float" office:value="504.81" calcext:value-type="float">
            <text:p>504.81</text:p>
          </table:table-cell>
          <table:table-cell office:value-type="float" office:value="1342.92" calcext:value-type="float">
            <text:p>1342.92</text:p>
          </table:table-cell>
          <table:table-cell table:formula="of:=INTERCEPT([.B4:.E4];[.B$5:.E$5])" office:value-type="float" office:value="-2.6761021920554" calcext:value-type="float">
            <text:p>-2.6761021920554</text:p>
          </table:table-cell>
          <table:table-cell table:formula="of:=SLOPE([.B4:.E4];[.B$5:.E$5])" office:value-type="float" office:value="0.871693080646842" calcext:value-type="float">
            <text:p>0.871693080646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2.861" calcext:value-type="float">
            <text:p>352.861</text:p>
          </table:table-cell>
          <table:table-cell office:value-type="float" office:value="484.66" calcext:value-type="float">
            <text:p>484.66</text:p>
          </table:table-cell>
          <table:table-cell office:value-type="float" office:value="582.84" calcext:value-type="float">
            <text:p>582.84</text:p>
          </table:table-cell>
          <table:table-cell office:value-type="float" office:value="1543.49" calcext:value-type="float">
            <text:p>1543.49</text:p>
          </table:table-cell>
          <table:table-cell table:formula="of:=INTERCEPT([.B5:.E5];[.B$5:.E$5])" office:value-type="float" office:value="0" calcext:value-type="float">
            <text:p>0</text:p>
          </table:table-cell>
          <table:table-cell table:formula="of:=SLOPE([.B5:.E5];[.B$5:.E$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.22" calcext:value-type="float">
            <text:p>350.22</text:p>
          </table:table-cell>
          <table:table-cell office:value-type="float" office:value="481.076" calcext:value-type="float">
            <text:p>481.076</text:p>
          </table:table-cell>
          <table:table-cell office:value-type="float" office:value="579.19" calcext:value-type="float">
            <text:p>579.19</text:p>
          </table:table-cell>
          <table:table-cell office:value-type="float" office:value="1530.96" calcext:value-type="float">
            <text:p>1530.96</text:p>
          </table:table-cell>
          <table:table-cell table:formula="of:=INTERCEPT([.B6:.E6];[.B$5:.E$5])" office:value-type="float" office:value="0.704745263553036" calcext:value-type="float">
            <text:p>0.704745263553036</text:p>
          </table:table-cell>
          <table:table-cell table:formula="of:=SLOPE([.B6:.E6];[.B$5:.E$5])" office:value-type="float" office:value="0.991489457110289" calcext:value-type="float">
            <text:p>0.991489457110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.663" calcext:value-type="float">
            <text:p>303.663</text:p>
          </table:table-cell>
          <table:table-cell office:value-type="float" office:value="416.379" calcext:value-type="float">
            <text:p>416.379</text:p>
          </table:table-cell>
          <table:table-cell office:value-type="float" office:value="501.23" calcext:value-type="float">
            <text:p>501.23</text:p>
          </table:table-cell>
          <table:table-cell office:value-type="float" office:value="1331.08" calcext:value-type="float">
            <text:p>1331.08</text:p>
          </table:table-cell>
          <table:table-cell table:formula="of:=INTERCEPT([.B7:.E7];[.B$5:.E$5])" office:value-type="float" office:value="-1.63842916567387" calcext:value-type="float">
            <text:p>-1.63842916567387</text:p>
          </table:table-cell>
          <table:table-cell table:formula="of:=SLOPE([.B7:.E7];[.B$5:.E$5])" office:value-type="float" office:value="0.86337191601828" calcext:value-type="float">
            <text:p>0.86337191601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.815" calcext:value-type="float">
            <text:p>300.815</text:p>
          </table:table-cell>
          <table:table-cell office:value-type="float" office:value="412.875" calcext:value-type="float">
            <text:p>412.875</text:p>
          </table:table-cell>
          <table:table-cell office:value-type="float" office:value="496.92" calcext:value-type="float">
            <text:p>496.92</text:p>
          </table:table-cell>
          <table:table-cell office:value-type="float" office:value="1321.34" calcext:value-type="float">
            <text:p>1321.34</text:p>
          </table:table-cell>
          <table:table-cell table:formula="of:=INTERCEPT([.B8:.E8];[.B$5:.E$5])" office:value-type="float" office:value="-2.44420744425099" calcext:value-type="float">
            <text:p>-2.44420744425099</text:p>
          </table:table-cell>
          <table:table-cell table:formula="of:=SLOPE([.B8:.E8];[.B$5:.E$5])" office:value-type="float" office:value="0.857575778869114" calcext:value-type="float">
            <text:p>0.857575778869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5.407" calcext:value-type="float">
            <text:p>295.407</text:p>
          </table:table-cell>
          <table:table-cell office:value-type="float" office:value="405.899" calcext:value-type="float">
            <text:p>405.899</text:p>
          </table:table-cell>
          <table:table-cell office:value-type="float" office:value="488.51" calcext:value-type="float">
            <text:p>488.51</text:p>
          </table:table-cell>
          <table:table-cell office:value-type="float" office:value="1299.79" calcext:value-type="float">
            <text:p>1299.79</text:p>
          </table:table-cell>
          <table:table-cell table:formula="of:=INTERCEPT([.B9:.E9];[.B$5:.E$5])" office:value-type="float" office:value="-2.92228403738852" calcext:value-type="float">
            <text:p>-2.92228403738852</text:p>
          </table:table-cell>
          <table:table-cell table:formula="of:=SLOPE([.B9:.E9];[.B$5:.E$5])" office:value-type="float" office:value="0.8439341708303" calcext:value-type="float">
            <text:p>0.8439341708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7.551" calcext:value-type="float">
            <text:p>337.551</text:p>
          </table:table-cell>
          <table:table-cell office:value-type="float" office:value="463.45" calcext:value-type="float">
            <text:p>463.45</text:p>
          </table:table-cell>
          <table:table-cell office:value-type="float" office:value="557.6" calcext:value-type="float">
            <text:p>557.6</text:p>
          </table:table-cell>
          <table:table-cell office:value-type="float" office:value="1477.75" calcext:value-type="float">
            <text:p>1477.75</text:p>
          </table:table-cell>
          <table:table-cell table:formula="of:=INTERCEPT([.B10:.E10];[.B$5:.E$5])" office:value-type="float" office:value="-0.584091492384232" calcext:value-type="float">
            <text:p>-0.584091492384232</text:p>
          </table:table-cell>
          <table:table-cell table:formula="of:=SLOPE([.B10:.E10];[.B$5:.E$5])" office:value-type="float" office:value="0.957769930394456" calcext:value-type="float">
            <text:p>0.957769930394456</text:p>
          </table:table-cell>
        </table:table-row>
      </table:table>
      <table:table table:name="Ge09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BR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.485" calcext:value-type="float">
            <text:p>307.485</text:p>
          </table:table-cell>
          <table:table-cell office:value-type="float" office:value="422.5" calcext:value-type="float">
            <text:p>422.5</text:p>
          </table:table-cell>
          <table:table-cell office:value-type="float" office:value="509.07" calcext:value-type="float">
            <text:p>509.07</text:p>
          </table:table-cell>
          <table:table-cell office:value-type="float" office:value="1354.01" calcext:value-type="float">
            <text:p>1354.01</text:p>
          </table:table-cell>
          <table:table-cell table:formula="of:=INTERCEPT([.B2:.E2];[.B$5:.E$5])" office:value-type="float" office:value="-3.26892078045842" calcext:value-type="float">
            <text:p>-3.26892078045842</text:p>
          </table:table-cell>
          <table:table-cell table:formula="of:=SLOPE([.B2:.E2];[.B$5:.E$5])" office:value-type="float" office:value="0.879308940672738" calcext:value-type="float">
            <text:p>0.879308940672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.843" calcext:value-type="float">
            <text:p>305.843</text:p>
          </table:table-cell>
          <table:table-cell office:value-type="float" office:value="420.429" calcext:value-type="float">
            <text:p>420.429</text:p>
          </table:table-cell>
          <table:table-cell office:value-type="float" office:value="506.14" calcext:value-type="float">
            <text:p>506.14</text:p>
          </table:table-cell>
          <table:table-cell office:value-type="float" office:value="1346.82" calcext:value-type="float">
            <text:p>1346.82</text:p>
          </table:table-cell>
          <table:table-cell table:formula="of:=INTERCEPT([.B3:.E3];[.B$5:.E$5])" office:value-type="float" office:value="-3.26340832739879" calcext:value-type="float">
            <text:p>-3.26340832739879</text:p>
          </table:table-cell>
          <table:table-cell table:formula="of:=SLOPE([.B3:.E3];[.B$5:.E$5])" office:value-type="float" office:value="0.874634262420613" calcext:value-type="float">
            <text:p>0.874634262420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.662" calcext:value-type="float">
            <text:p>305.662</text:p>
          </table:table-cell>
          <table:table-cell office:value-type="float" office:value="419.472" calcext:value-type="float">
            <text:p>419.472</text:p>
          </table:table-cell>
          <table:table-cell office:value-type="float" office:value="504.81" calcext:value-type="float">
            <text:p>504.81</text:p>
          </table:table-cell>
          <table:table-cell office:value-type="float" office:value="1342.92" calcext:value-type="float">
            <text:p>1342.92</text:p>
          </table:table-cell>
          <table:table-cell table:formula="of:=INTERCEPT([.B4:.E4];[.B$5:.E$5])" office:value-type="float" office:value="-2.6761021920554" calcext:value-type="float">
            <text:p>-2.6761021920554</text:p>
          </table:table-cell>
          <table:table-cell table:formula="of:=SLOPE([.B4:.E4];[.B$5:.E$5])" office:value-type="float" office:value="0.871693080646842" calcext:value-type="float">
            <text:p>0.871693080646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2.861" calcext:value-type="float">
            <text:p>352.861</text:p>
          </table:table-cell>
          <table:table-cell office:value-type="float" office:value="484.66" calcext:value-type="float">
            <text:p>484.66</text:p>
          </table:table-cell>
          <table:table-cell office:value-type="float" office:value="582.84" calcext:value-type="float">
            <text:p>582.84</text:p>
          </table:table-cell>
          <table:table-cell office:value-type="float" office:value="1543.49" calcext:value-type="float">
            <text:p>1543.49</text:p>
          </table:table-cell>
          <table:table-cell table:formula="of:=INTERCEPT([.B5:.E5];[.B$5:.E$5])" office:value-type="float" office:value="0" calcext:value-type="float">
            <text:p>0</text:p>
          </table:table-cell>
          <table:table-cell table:formula="of:=SLOPE([.B5:.E5];[.B$5:.E$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.22" calcext:value-type="float">
            <text:p>350.22</text:p>
          </table:table-cell>
          <table:table-cell office:value-type="float" office:value="481.076" calcext:value-type="float">
            <text:p>481.076</text:p>
          </table:table-cell>
          <table:table-cell office:value-type="float" office:value="579.19" calcext:value-type="float">
            <text:p>579.19</text:p>
          </table:table-cell>
          <table:table-cell office:value-type="float" office:value="1530.96" calcext:value-type="float">
            <text:p>1530.96</text:p>
          </table:table-cell>
          <table:table-cell table:formula="of:=INTERCEPT([.B6:.E6];[.B$5:.E$5])" office:value-type="float" office:value="0.704745263553036" calcext:value-type="float">
            <text:p>0.704745263553036</text:p>
          </table:table-cell>
          <table:table-cell table:formula="of:=SLOPE([.B6:.E6];[.B$5:.E$5])" office:value-type="float" office:value="0.991489457110289" calcext:value-type="float">
            <text:p>0.991489457110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.663" calcext:value-type="float">
            <text:p>303.663</text:p>
          </table:table-cell>
          <table:table-cell office:value-type="float" office:value="416.379" calcext:value-type="float">
            <text:p>416.379</text:p>
          </table:table-cell>
          <table:table-cell office:value-type="float" office:value="501.23" calcext:value-type="float">
            <text:p>501.23</text:p>
          </table:table-cell>
          <table:table-cell office:value-type="float" office:value="1331.08" calcext:value-type="float">
            <text:p>1331.08</text:p>
          </table:table-cell>
          <table:table-cell table:formula="of:=INTERCEPT([.B7:.E7];[.B$5:.E$5])" office:value-type="float" office:value="-1.63842916567387" calcext:value-type="float">
            <text:p>-1.63842916567387</text:p>
          </table:table-cell>
          <table:table-cell table:formula="of:=SLOPE([.B7:.E7];[.B$5:.E$5])" office:value-type="float" office:value="0.86337191601828" calcext:value-type="float">
            <text:p>0.863371916018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.815" calcext:value-type="float">
            <text:p>300.815</text:p>
          </table:table-cell>
          <table:table-cell office:value-type="float" office:value="412.875" calcext:value-type="float">
            <text:p>412.875</text:p>
          </table:table-cell>
          <table:table-cell office:value-type="float" office:value="496.92" calcext:value-type="float">
            <text:p>496.92</text:p>
          </table:table-cell>
          <table:table-cell office:value-type="float" office:value="1321.34" calcext:value-type="float">
            <text:p>1321.34</text:p>
          </table:table-cell>
          <table:table-cell table:formula="of:=INTERCEPT([.B8:.E8];[.B$5:.E$5])" office:value-type="float" office:value="-2.44420744425099" calcext:value-type="float">
            <text:p>-2.44420744425099</text:p>
          </table:table-cell>
          <table:table-cell table:formula="of:=SLOPE([.B8:.E8];[.B$5:.E$5])" office:value-type="float" office:value="0.857575778869114" calcext:value-type="float">
            <text:p>0.857575778869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5.407" calcext:value-type="float">
            <text:p>295.407</text:p>
          </table:table-cell>
          <table:table-cell office:value-type="float" office:value="405.899" calcext:value-type="float">
            <text:p>405.899</text:p>
          </table:table-cell>
          <table:table-cell office:value-type="float" office:value="488.51" calcext:value-type="float">
            <text:p>488.51</text:p>
          </table:table-cell>
          <table:table-cell office:value-type="float" office:value="1299.79" calcext:value-type="float">
            <text:p>1299.79</text:p>
          </table:table-cell>
          <table:table-cell table:formula="of:=INTERCEPT([.B9:.E9];[.B$5:.E$5])" office:value-type="float" office:value="-2.92228403738852" calcext:value-type="float">
            <text:p>-2.92228403738852</text:p>
          </table:table-cell>
          <table:table-cell table:formula="of:=SLOPE([.B9:.E9];[.B$5:.E$5])" office:value-type="float" office:value="0.8439341708303" calcext:value-type="float">
            <text:p>0.8439341708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7.551" calcext:value-type="float">
            <text:p>337.551</text:p>
          </table:table-cell>
          <table:table-cell office:value-type="float" office:value="463.45" calcext:value-type="float">
            <text:p>463.45</text:p>
          </table:table-cell>
          <table:table-cell office:value-type="float" office:value="557.6" calcext:value-type="float">
            <text:p>557.6</text:p>
          </table:table-cell>
          <table:table-cell office:value-type="float" office:value="1477.75" calcext:value-type="float">
            <text:p>1477.75</text:p>
          </table:table-cell>
          <table:table-cell table:formula="of:=INTERCEPT([.B10:.E10];[.B$5:.E$5])" office:value-type="float" office:value="-0.584091492384232" calcext:value-type="float">
            <text:p>-0.584091492384232</text:p>
          </table:table-cell>
          <table:table-cell table:formula="of:=SLOPE([.B10:.E10];[.B$5:.E$5])" office:value-type="float" office:value="0.957769930394456" calcext:value-type="float">
            <text:p>0.957769930394456</text:p>
          </table:table-cell>
        </table:table-row>
      </table:table>
      <table:table table:name="LABR00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BR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6.32" calcext:value-type="float">
            <text:p>316.32</text:p>
          </table:table-cell>
          <table:table-cell office:value-type="float" office:value="522.87" calcext:value-type="float">
            <text:p>522.87</text:p>
          </table:table-cell>
          <table:table-cell office:value-type="float" office:value="1372.91" calcext:value-type="float">
            <text:p>1372.91</text:p>
          </table:table-cell>
          <table:table-cell office:value-type="float" office:value="2714.75" calcext:value-type="float">
            <text:p>2714.75</text:p>
          </table:table-cell>
          <table:table-cell table:formula="of:=INTERCEPT([.B$5:.E$5]; [.B2:.E2])" office:value-type="float" office:value="-2.18727337811401" calcext:value-type="float">
            <text:p>-2.18727337811401</text:p>
          </table:table-cell>
          <table:table-cell table:formula="of:=SLOPE([.B$5:.E$5]; [.B2:.E2])" office:value-type="float" office:value="0.999085032731351" calcext:value-type="float">
            <text:p>0.999085032731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.944" calcext:value-type="float">
            <text:p>315.944</text:p>
          </table:table-cell>
          <table:table-cell office:value-type="float" office:value="522.07" calcext:value-type="float">
            <text:p>522.07</text:p>
          </table:table-cell>
          <table:table-cell office:value-type="float" office:value="1368.84" calcext:value-type="float">
            <text:p>1368.84</text:p>
          </table:table-cell>
          <table:table-cell office:value-type="float" office:value="2704.59" calcext:value-type="float">
            <text:p>2704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5.702" calcext:value-type="float">
            <text:p>315.702</text:p>
          </table:table-cell>
          <table:table-cell office:value-type="float" office:value="521.53" calcext:value-type="float">
            <text:p>521.53</text:p>
          </table:table-cell>
          <table:table-cell office:value-type="float" office:value="1367.5" calcext:value-type="float">
            <text:p>1367.5</text:p>
          </table:table-cell>
          <table:table-cell office:value-type="float" office:value="2711.3" calcext:value-type="float">
            <text:p>2711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4.763" calcext:value-type="float">
            <text:p>314.763</text:p>
          </table:table-cell>
          <table:table-cell office:value-type="float" office:value="520.61" calcext:value-type="float">
            <text:p>520.61</text:p>
          </table:table-cell>
          <table:table-cell office:value-type="float" office:value="1367.16" calcext:value-type="float">
            <text:p>1367.16</text:p>
          </table:table-cell>
          <table:table-cell office:value-type="float" office:value="2711.06" calcext:value-type="float">
            <text:p>2711.06</text:p>
          </table:table-cell>
          <table:table-cell table:formula="of:=INTERCEPT([.B$5:.E$5]; [.B5:.E5])" office:value-type="float" office:value="0" calcext:value-type="float">
            <text:p>0</text:p>
          </table:table-cell>
          <table:table-cell table:formula="of:=SLOPE([.B$5:.E$5]; [.B5:.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3.622" calcext:value-type="float">
            <text:p>343.622</text:p>
          </table:table-cell>
          <table:table-cell office:value-type="float" office:value="568.13" calcext:value-type="float">
            <text:p>568.13</text:p>
          </table:table-cell>
          <table:table-cell office:value-type="float" office:value="1492.89" calcext:value-type="float">
            <text:p>1492.89</text:p>
          </table:table-cell>
          <table:table-cell office:value-type="float" office:value="2947.37" calcext:value-type="float">
            <text:p>2947.37</text:p>
          </table:table-cell>
          <table:table-cell table:formula="of:=INTERCEPT([.B$5:.E$5]; [.B6:.E6])" office:value-type="float" office:value="-2.92862825754128" calcext:value-type="float">
            <text:p>-2.92862825754128</text:p>
          </table:table-cell>
          <table:table-cell table:formula="of:=SLOPE([.B$5:.E$5]; [.B6:.E6])" office:value-type="float" office:value="0.920272135606229" calcext:value-type="float">
            <text:p>0.920272135606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349.627" calcext:value-type="float">
            <text:p>349.627</text:p>
          </table:table-cell>
          <table:table-cell office:value-type="float" office:value="578.39" calcext:value-type="float">
            <text:p>578.39</text:p>
          </table:table-cell>
          <table:table-cell office:value-type="float" office:value="1519.8" calcext:value-type="float">
            <text:p>1519.8</text:p>
          </table:table-cell>
          <table:table-cell office:value-type="float" office:value="3009.21" calcext:value-type="float">
            <text:p>3009.21</text:p>
          </table:table-cell>
          <table:table-cell table:formula="of:=INTERCEPT([.B$5:.E$5]; [.B7:.E7])" office:value-type="float" office:value="-0.775847651832237" calcext:value-type="float">
            <text:p>-0.775847651832237</text:p>
          </table:table-cell>
          <table:table-cell table:formula="of:=SLOPE([.B$5:.E$5]; [.B7:.E7])" office:value-type="float" office:value="0.900984435409121" calcext:value-type="float">
            <text:p>0.900984435409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350.885" calcext:value-type="float">
            <text:p>350.885</text:p>
          </table:table-cell>
          <table:table-cell office:value-type="float" office:value="580.16" calcext:value-type="float">
            <text:p>580.16</text:p>
          </table:table-cell>
          <table:table-cell office:value-type="float" office:value="1523.99" calcext:value-type="float">
            <text:p>1523.99</text:p>
          </table:table-cell>
          <table:table-cell office:value-type="float" office:value="3019.21" calcext:value-type="float">
            <text:p>3019.21</text:p>
          </table:table-cell>
          <table:table-cell table:formula="of:=INTERCEPT([.B$5:.E$5]; [.B8:.E8])" office:value-type="float" office:value="-0.601640306548916" calcext:value-type="float">
            <text:p>-0.601640306548916</text:p>
          </table:table-cell>
          <table:table-cell table:formula="of:=SLOPE([.B$5:.E$5]; [.B8:.E8])" office:value-type="float" office:value="0.898023300240708" calcext:value-type="float">
            <text:p>0.8980233002407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2.451" calcext:value-type="float">
            <text:p>352.451</text:p>
          </table:table-cell>
          <table:table-cell office:value-type="float" office:value="582.96" calcext:value-type="float">
            <text:p>582.96</text:p>
          </table:table-cell>
          <table:table-cell office:value-type="float" office:value="1531.9" calcext:value-type="float">
            <text:p>1531.9</text:p>
          </table:table-cell>
          <table:table-cell office:value-type="float" office:value="3045" calcext:value-type="float">
            <text:p>3045</text:p>
          </table:table-cell>
          <table:table-cell table:formula="of:=INTERCEPT([.B$5:.E$5]; [.B9:.E9])" office:value-type="float" office:value="1.98823757589275" calcext:value-type="float">
            <text:p>1.98823757589275</text:p>
          </table:table-cell>
          <table:table-cell table:formula="of:=SLOPE([.B$5:.E$5]; [.B9:.E9])" office:value-type="float" office:value="0.889942539471454" calcext:value-type="float">
            <text:p>0.8899425394714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2.531" calcext:value-type="float">
            <text:p>352.531</text:p>
          </table:table-cell>
          <table:table-cell office:value-type="float" office:value="582.85" calcext:value-type="float">
            <text:p>582.85</text:p>
          </table:table-cell>
          <table:table-cell office:value-type="float" office:value="1529.24" calcext:value-type="float">
            <text:p>1529.24</text:p>
          </table:table-cell>
          <table:table-cell office:value-type="float" office:value="3054.99" calcext:value-type="float">
            <text:p>3054.99</text:p>
          </table:table-cell>
          <table:table-cell table:formula="of:=INTERCEPT([.B$5:.E$5]; [.B10:.E10])" office:value-type="float" office:value="4.80909615199698" calcext:value-type="float">
            <text:p>4.80909615199698</text:p>
          </table:table-cell>
          <table:table-cell table:formula="of:=SLOPE([.B$5:.E$5]; [.B10:.E10])" office:value-type="float" office:value="0.886721295285485" calcext:value-type="float">
            <text:p>0.886721295285485</text:p>
          </table:table-cell>
        </table:table-row>
      </table:table>
      <table:table table:name="LABR0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BR0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.732" calcext:value-type="float">
            <text:p>300.732</text:p>
          </table:table-cell>
          <table:table-cell office:value-type="float" office:value="412.773" calcext:value-type="float">
            <text:p>412.773</text:p>
          </table:table-cell>
          <table:table-cell office:value-type="float" office:value="1323.1" calcext:value-type="float">
            <text:p>1323.1</text:p>
          </table:table-cell>
          <table:table-cell office:value-type="float" office:value="2685.11" calcext:value-type="float">
            <text:p>2685.11</text:p>
          </table:table-cell>
          <table:table-cell table:formula="of:=INTERCEPT([.B$5:.E$5];[.B2:.E2])" office:value-type="float" office:value="-1.01298986589404" calcext:value-type="float">
            <text:p>-1.01298986589404</text:p>
          </table:table-cell>
          <table:table-cell table:formula="of:=SLOPE([.B$5:.E$5];[.B2:.E2])" office:value-type="float" office:value="0.99677806887192" calcext:value-type="float">
            <text:p>0.9967780688719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.324" calcext:value-type="float">
            <text:p>300.324</text:p>
          </table:table-cell>
          <table:table-cell office:value-type="float" office:value="412.038" calcext:value-type="float">
            <text:p>412.038</text:p>
          </table:table-cell>
          <table:table-cell office:value-type="float" office:value="1322.38" calcext:value-type="float">
            <text:p>1322.38</text:p>
          </table:table-cell>
          <table:table-cell office:value-type="float" office:value="2682.18" calcext:value-type="float">
            <text:p>2682.18</text:p>
          </table:table-cell>
          <table:table-cell table:formula="of:=INTERCEPT([.B$5:.E$5];[.B3:.E3])" office:value-type="float" office:value="-0.975682143262475" calcext:value-type="float">
            <text:p>-0.975682143262475</text:p>
          </table:table-cell>
          <table:table-cell table:formula="of:=SLOPE([.B$5:.E$5];[.B3:.E3])" office:value-type="float" office:value="0.9977592863679" calcext:value-type="float">
            <text:p>0.99775928636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.321" calcext:value-type="float">
            <text:p>300.321</text:p>
          </table:table-cell>
          <table:table-cell office:value-type="float" office:value="412.575" calcext:value-type="float">
            <text:p>412.575</text:p>
          </table:table-cell>
          <table:table-cell office:value-type="float" office:value="1322.44" calcext:value-type="float">
            <text:p>1322.44</text:p>
          </table:table-cell>
          <table:table-cell office:value-type="float" office:value="2683.3" calcext:value-type="float">
            <text:p>2683.3</text:p>
          </table:table-cell>
          <table:table-cell table:formula="of:=INTERCEPT([.B$5:.E$5];[.B4:.E4])" office:value-type="float" office:value="-0.988857535005991" calcext:value-type="float">
            <text:p>-0.988857535005991</text:p>
          </table:table-cell>
          <table:table-cell table:formula="of:=SLOPE([.B$5:.E$5];[.B4:.E4])" office:value-type="float" office:value="0.997408028536218" calcext:value-type="float">
            <text:p>0.9974080285362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8.915" calcext:value-type="float">
            <text:p>298.915</text:p>
          </table:table-cell>
          <table:table-cell office:value-type="float" office:value="410.715" calcext:value-type="float">
            <text:p>410.715</text:p>
          </table:table-cell>
          <table:table-cell office:value-type="float" office:value="1317.06" calcext:value-type="float">
            <text:p>1317.06</text:p>
          </table:table-cell>
          <table:table-cell office:value-type="float" office:value="2675.76" calcext:value-type="float">
            <text:p>2675.76</text:p>
          </table:table-cell>
          <table:table-cell table:formula="of:=INTERCEPT([.B$5:.E$5];[.B5:.E5])" office:value-type="float" office:value="0" calcext:value-type="float">
            <text:p>0</text:p>
          </table:table-cell>
          <table:table-cell table:formula="of:=SLOPE([.B$5:.E$5];[.B5:.E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8.516" calcext:value-type="float">
            <text:p>328.516</text:p>
          </table:table-cell>
          <table:table-cell office:value-type="float" office:value="451.567" calcext:value-type="float">
            <text:p>451.567</text:p>
          </table:table-cell>
          <table:table-cell office:value-type="float" office:value="1447.9" calcext:value-type="float">
            <text:p>1447.9</text:p>
          </table:table-cell>
          <table:table-cell office:value-type="float" office:value="2937.82" calcext:value-type="float">
            <text:p>2937.82</text:p>
          </table:table-cell>
          <table:table-cell table:formula="of:=INTERCEPT([.B$5:.E$5];[.B6:.E6])" office:value-type="float" office:value="-0.786421578622367" calcext:value-type="float">
            <text:p>-0.786421578622367</text:p>
          </table:table-cell>
          <table:table-cell table:formula="of:=SLOPE([.B$5:.E$5];[.B6:.E6])" office:value-type="float" office:value="0.91091272476215" calcext:value-type="float">
            <text:p>0.91091272476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0.991" calcext:value-type="float">
            <text:p>330.991</text:p>
          </table:table-cell>
          <table:table-cell office:value-type="float" office:value="454.827" calcext:value-type="float">
            <text:p>454.827</text:p>
          </table:table-cell>
          <table:table-cell office:value-type="float" office:value="1458.35" calcext:value-type="float">
            <text:p>1458.35</text:p>
          </table:table-cell>
          <table:table-cell office:value-type="float" office:value="2960.46" calcext:value-type="float">
            <text:p>2960.46</text:p>
          </table:table-cell>
          <table:table-cell table:formula="of:=INTERCEPT([.B$5:.E$5];[.B7:.E7])" office:value-type="float" office:value="-0.529664457130366" calcext:value-type="float">
            <text:p>-0.529664457130366</text:p>
          </table:table-cell>
          <table:table-cell table:formula="of:=SLOPE([.B$5:.E$5];[.B7:.E7])" office:value-type="float" office:value="0.90392025286505" calcext:value-type="float">
            <text:p>0.903920252865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1.672" calcext:value-type="float">
            <text:p>331.672</text:p>
          </table:table-cell>
          <table:table-cell office:value-type="float" office:value="455.679" calcext:value-type="float">
            <text:p>455.679</text:p>
          </table:table-cell>
          <table:table-cell office:value-type="float" office:value="1460.6" calcext:value-type="float">
            <text:p>1460.6</text:p>
          </table:table-cell>
          <table:table-cell office:value-type="float" office:value="2965.81" calcext:value-type="float">
            <text:p>2965.81</text:p>
          </table:table-cell>
          <table:table-cell table:formula="of:=INTERCEPT([.B$5:.E$5];[.B8:.E8])" office:value-type="float" office:value="-0.512274903640446" calcext:value-type="float">
            <text:p>-0.512274903640446</text:p>
          </table:table-cell>
          <table:table-cell table:formula="of:=SLOPE([.B$5:.E$5];[.B8:.E8])" office:value-type="float" office:value="0.902323504973581" calcext:value-type="float">
            <text:p>0.9023235049735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1.241" calcext:value-type="float">
            <text:p>331.241</text:p>
          </table:table-cell>
          <table:table-cell office:value-type="float" office:value="455.123" calcext:value-type="float">
            <text:p>455.123</text:p>
          </table:table-cell>
          <table:table-cell office:value-type="float" office:value="1458.49" calcext:value-type="float">
            <text:p>1458.49</text:p>
          </table:table-cell>
          <table:table-cell office:value-type="float" office:value="2964.63" calcext:value-type="float">
            <text:p>2964.63</text:p>
          </table:table-cell>
          <table:table-cell table:formula="of:=INTERCEPT([.B$5:.E$5];[.B9:.E9])" office:value-type="float" office:value="0.0822159843055488" calcext:value-type="float">
            <text:p>0.082215984305549</text:p>
          </table:table-cell>
          <table:table-cell table:formula="of:=SLOPE([.B$5:.E$5];[.B9:.E9])" office:value-type="float" office:value="0.902607846777681" calcext:value-type="float">
            <text:p>0.90260784677768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8.905" calcext:value-type="float">
            <text:p>338.905</text:p>
          </table:table-cell>
          <table:table-cell office:value-type="float" office:value="465.427" calcext:value-type="float">
            <text:p>465.427</text:p>
          </table:table-cell>
          <table:table-cell office:value-type="float" office:value="1487.92" calcext:value-type="float">
            <text:p>1487.92</text:p>
          </table:table-cell>
          <table:table-cell office:value-type="float" office:value="3000.57" calcext:value-type="float">
            <text:p>3000.57</text:p>
          </table:table-cell>
          <table:table-cell table:formula="of:=INTERCEPT([.B$5:.E$5];[.B10:.E10])" office:value-type="float" office:value="-5.91501088205837" calcext:value-type="float">
            <text:p>-5.91501088205837</text:p>
          </table:table-cell>
          <table:table-cell table:formula="of:=SLOPE([.B$5:.E$5];[.B10:.E10])" office:value-type="float" office:value="0.892928204184504" calcext:value-type="float">
            <text:p>0.8929282041845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-4.66565436997053" calcext:value-type="float">
            <text:p>-4.66565436997053</text:p>
          </table:table-cell>
          <table:table-cell office:value-type="float" office:value="0.892214153728742" calcext:value-type="float">
            <text:p>0.892214153728742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float" office:value="157.425" calcext:value-type="float">
            <text:p>157.425</text:p>
          </table:table-cell>
          <table:table-cell office:value-type="float" office:value="410.731" calcext:value-type="float">
            <text:p>410.731</text:p>
          </table:table-cell>
          <table:table-cell office:value-type="float" office:value="1317.09" calcext:value-type="float">
            <text:p>1317.09</text:p>
          </table:table-cell>
          <table:table-cell office:value-type="float" office:value="2675.12" calcext:value-type="float">
            <text:p>2675.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.377" calcext:value-type="float">
            <text:p>178.377</text:p>
          </table:table-cell>
          <table:table-cell office:value-type="float" office:value="465.431" calcext:value-type="float">
            <text:p>465.431</text:p>
          </table:table-cell>
          <table:table-cell office:value-type="float" office:value="1487.83" calcext:value-type="float">
            <text:p>1487.83</text:p>
          </table:table-cell>
          <table:table-cell office:value-type="float" office:value="3000.57" calcext:value-type="float">
            <text:p>3000.57</text:p>
          </table:table-cell>
          <table:table-cell table:formula="of:=INTERCEPT([.B15:.E15];[.B16:.E16])" office:value-type="float" office:value="-4.66565436997053" calcext:value-type="float">
            <text:p>-4.66565436997053</text:p>
          </table:table-cell>
          <table:table-cell table:formula="of:=SLOPE([.B15:.E15];[.B16:.E16])" office:value-type="float" office:value="0.892214153728742" calcext:value-type="float">
            <text:p>0.89221415372874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57.425" calcext:value-type="float">
            <text:p>157.425</text:p>
          </table:table-cell>
          <table:table-cell office:value-type="float" office:value="410.731" calcext:value-type="float">
            <text:p>410.731</text:p>
          </table:table-cell>
          <table:table-cell office:value-type="float" office:value="1317.09" calcext:value-type="float">
            <text:p>1317.09</text:p>
          </table:table-cell>
          <table:table-cell office:value-type="float" office:value="2675.12" calcext:value-type="float">
            <text:p>2675.12</text:p>
          </table:table-cell>
          <table:table-cell office:value-type="float" office:value="298.874" calcext:value-type="float">
            <text:p>298.8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8.374" calcext:value-type="float">
            <text:p>178.374</text:p>
          </table:table-cell>
          <table:table-cell office:value-type="float" office:value="465.431" calcext:value-type="float">
            <text:p>465.431</text:p>
          </table:table-cell>
          <table:table-cell office:value-type="float" office:value="1487.83" calcext:value-type="float">
            <text:p>1487.83</text:p>
          </table:table-cell>
          <table:table-cell office:value-type="float" office:value="3000.57" calcext:value-type="float">
            <text:p>3000.57</text:p>
          </table:table-cell>
          <table:table-cell office:value-type="float" office:value="338.831" calcext:value-type="float">
            <text:p>338.831</text:p>
          </table:table-cell>
          <table:table-cell table:formula="of:=INTERCEPT([.B18:.F18]; [.B19:.F19])" office:value-type="float" office:value="-4.23695088156262" calcext:value-type="float">
            <text:p>-4.23695088156262</text:p>
          </table:table-cell>
          <table:table-cell table:formula="of:=SLOPE([.B18:.F18];[.B19:.F19])" office:value-type="float" office:value="0.892047640411763" calcext:value-type="float">
            <text:p>0.892047640411763</text:p>
          </table:table-cell>
        </table:table-row>
      </table:table>
      <table:table table:name="LABR0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BR0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1.559" calcext:value-type="float">
            <text:p>311.559</text:p>
          </table:table-cell>
          <table:table-cell office:value-type="float" office:value="427.515" calcext:value-type="float">
            <text:p>427.515</text:p>
          </table:table-cell>
          <table:table-cell office:value-type="float" office:value="515.17" calcext:value-type="float">
            <text:p>515.17</text:p>
          </table:table-cell>
          <table:table-cell office:value-type="float" office:value="1357.97" calcext:value-type="float">
            <text:p>1357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.585" calcext:value-type="float">
            <text:p>310.585</text:p>
          </table:table-cell>
          <table:table-cell office:value-type="float" office:value="425.91" calcext:value-type="float">
            <text:p>425.91</text:p>
          </table:table-cell>
          <table:table-cell office:value-type="float" office:value="513.2" calcext:value-type="float">
            <text:p>513.2</text:p>
          </table:table-cell>
          <table:table-cell office:value-type="float" office:value="1352.12" calcext:value-type="float">
            <text:p>135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.009" calcext:value-type="float">
            <text:p>310.009</text:p>
          </table:table-cell>
          <table:table-cell office:value-type="float" office:value="425.095" calcext:value-type="float">
            <text:p>425.095</text:p>
          </table:table-cell>
          <table:table-cell office:value-type="float" office:value="512.08" calcext:value-type="float">
            <text:p>512.08</text:p>
          </table:table-cell>
          <table:table-cell office:value-type="float" office:value="1349.21" calcext:value-type="float">
            <text:p>1349.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0.409" calcext:value-type="float">
            <text:p>310.409</text:p>
          </table:table-cell>
          <table:table-cell office:value-type="float" office:value="425.634" calcext:value-type="float">
            <text:p>425.634</text:p>
          </table:table-cell>
          <table:table-cell office:value-type="float" office:value="593.27" calcext:value-type="float">
            <text:p>593.27</text:p>
          </table:table-cell>
          <table:table-cell office:value-type="float" office:value="1352.94" calcext:value-type="float">
            <text:p>1352.94</text:p>
          </table:table-cell>
          <table:table-cell table:formula="of:=INTERCEPT([.B$5:.E$5];[.B5:.E5])" office:value-type="float" office:value="0" calcext:value-type="float">
            <text:p>0</text:p>
          </table:table-cell>
          <table:table-cell table:formula="of:=SLOPE([.B$5:.E$5];[.B5:.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8.266" calcext:value-type="float">
            <text:p>308.266</text:p>
          </table:table-cell>
          <table:table-cell office:value-type="float" office:value="423.074" calcext:value-type="float">
            <text:p>423.074</text:p>
          </table:table-cell>
          <table:table-cell office:value-type="float" office:value="589.38" calcext:value-type="float">
            <text:p>589.38</text:p>
          </table:table-cell>
          <table:table-cell office:value-type="float" office:value="1344.3" calcext:value-type="float">
            <text:p>1344.3</text:p>
          </table:table-cell>
          <table:table-cell table:formula="of:=INTERCEPT([.B$5:.E$5];[.B6:.E6])" office:value-type="float" office:value="0.0537232116890891" calcext:value-type="float">
            <text:p>0.053723211689089</text:p>
          </table:table-cell>
          <table:table-cell table:formula="of:=SLOPE([.B$5:.E$5];[.B6:.E6])" office:value-type="float" office:value="1.00638573337282" calcext:value-type="float">
            <text:p>1.006385733372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2.644" calcext:value-type="float">
            <text:p>312.644</text:p>
          </table:table-cell>
          <table:table-cell office:value-type="float" office:value="428.859" calcext:value-type="float">
            <text:p>428.859</text:p>
          </table:table-cell>
          <table:table-cell office:value-type="float" office:value="596.72" calcext:value-type="float">
            <text:p>596.72</text:p>
          </table:table-cell>
          <table:table-cell office:value-type="float" office:value="1361.66" calcext:value-type="float">
            <text:p>1361.66</text:p>
          </table:table-cell>
          <table:table-cell table:formula="of:=INTERCEPT([.B$5:.E$5];[.B7:.E7])" office:value-type="float" office:value="-0.259529827724918" calcext:value-type="float">
            <text:p>-0.259529827724918</text:p>
          </table:table-cell>
          <table:table-cell table:formula="of:=SLOPE([.B$5:.E$5];[.B7:.E7])" office:value-type="float" office:value="0.993854592703054" calcext:value-type="float">
            <text:p>0.9938545927030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3.782" calcext:value-type="float">
            <text:p>313.782</text:p>
          </table:table-cell>
          <table:table-cell office:value-type="float" office:value="430.43" calcext:value-type="float">
            <text:p>430.43</text:p>
          </table:table-cell>
          <table:table-cell office:value-type="float" office:value="599.24" calcext:value-type="float">
            <text:p>599.24</text:p>
          </table:table-cell>
          <table:table-cell office:value-type="float" office:value="1366.56" calcext:value-type="float">
            <text:p>1366.56</text:p>
          </table:table-cell>
          <table:table-cell table:formula="of:=INTERCEPT([.B$5:.E$5];[.B8:.E8])" office:value-type="float" office:value="-0.402551091051919" calcext:value-type="float">
            <text:p>-0.402551091051919</text:p>
          </table:table-cell>
          <table:table-cell table:formula="of:=SLOPE([.B$5:.E$5];[.B8:.E8])" office:value-type="float" office:value="0.990351040646391" calcext:value-type="float">
            <text:p>0.9903510406463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7.944" calcext:value-type="float">
            <text:p>317.944</text:p>
          </table:table-cell>
          <table:table-cell office:value-type="float" office:value="435.667" calcext:value-type="float">
            <text:p>435.667</text:p>
          </table:table-cell>
          <table:table-cell office:value-type="float" office:value="606.65" calcext:value-type="float">
            <text:p>606.65</text:p>
          </table:table-cell>
          <table:table-cell office:value-type="float" office:value="1384.83" calcext:value-type="float">
            <text:p>1384.83</text:p>
          </table:table-cell>
          <table:table-cell table:formula="of:=INTERCEPT([.B$5:.E$5];[.B9:.E9])" office:value-type="float" office:value="0.0626417193986981" calcext:value-type="float">
            <text:p>0.062641719398698</text:p>
          </table:table-cell>
          <table:table-cell table:formula="of:=SLOPE([.B$5:.E$5];[.B9:.E9])" office:value-type="float" office:value="0.977017677418492" calcext:value-type="float">
            <text:p>0.9770176774184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8.992" calcext:value-type="float">
            <text:p>318.992</text:p>
          </table:table-cell>
          <table:table-cell office:value-type="float" office:value="437.339" calcext:value-type="float">
            <text:p>437.339</text:p>
          </table:table-cell>
          <table:table-cell office:value-type="float" office:value="610.03" calcext:value-type="float">
            <text:p>610.03</text:p>
          </table:table-cell>
          <table:table-cell office:value-type="float" office:value="1389.37" calcext:value-type="float">
            <text:p>1389.37</text:p>
          </table:table-cell>
          <table:table-cell table:formula="of:=INTERCEPT([.B$5:.E$5];[.B10:.E10])" office:value-type="float" office:value="-0.504119983105625" calcext:value-type="float">
            <text:p>-0.504119983105625</text:p>
          </table:table-cell>
          <table:table-cell table:formula="of:=SLOPE([.B$5:.E$5];[.B10:.E10])" office:value-type="float" office:value="0.97406803491793" calcext:value-type="float">
            <text:p>0.97406803491793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</table:table-row>
      </table:table>
      <table:table table:name="LABR0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BR0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.485" calcext:value-type="float">
            <text:p>307.485</text:p>
          </table:table-cell>
          <table:table-cell office:value-type="float" office:value="422.5" calcext:value-type="float">
            <text:p>422.5</text:p>
          </table:table-cell>
          <table:table-cell office:value-type="float" office:value="1354.01" calcext:value-type="float">
            <text:p>1354.01</text:p>
          </table:table-cell>
          <table:table-cell office:value-type="float" office:value="1850.44" calcext:value-type="float">
            <text:p>1850.44</text:p>
          </table:table-cell>
          <table:table-cell table:formula="of:=INTERCEPT([.B$5:.E$5];[.B2:.E2])" office:value-type="float" office:value="-0.273709798095183" calcext:value-type="float">
            <text:p>-0.273709798095183</text:p>
          </table:table-cell>
          <table:table-cell table:formula="of:=SLOPE([.B$5:.E$5];[.B2:.E2])" office:value-type="float" office:value="0.988641784447419" calcext:value-type="float">
            <text:p>0.9886417844474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.843" calcext:value-type="float">
            <text:p>305.843</text:p>
          </table:table-cell>
          <table:table-cell office:value-type="float" office:value="420.429" calcext:value-type="float">
            <text:p>420.429</text:p>
          </table:table-cell>
          <table:table-cell office:value-type="float" office:value="1346.82" calcext:value-type="float">
            <text:p>1346.82</text:p>
          </table:table-cell>
          <table:table-cell office:value-type="float" office:value="1839.6" calcext:value-type="float">
            <text:p>1839.6</text:p>
          </table:table-cell>
          <table:table-cell table:formula="of:=INTERCEPT([.B$5:.E$5];[.B3:.E3])" office:value-type="float" office:value="-0.633035637022317" calcext:value-type="float">
            <text:p>-0.633035637022317</text:p>
          </table:table-cell>
          <table:table-cell table:formula="of:=SLOPE([.B$5:.E$5];[.B3:.E3])" office:value-type="float" office:value="0.994503053792143" calcext:value-type="float">
            <text:p>0.9945030537921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.662" calcext:value-type="float">
            <text:p>305.662</text:p>
          </table:table-cell>
          <table:table-cell office:value-type="float" office:value="419.472" calcext:value-type="float">
            <text:p>419.472</text:p>
          </table:table-cell>
          <table:table-cell office:value-type="float" office:value="1342.92" calcext:value-type="float">
            <text:p>1342.92</text:p>
          </table:table-cell>
          <table:table-cell office:value-type="float" office:value="1832.2" calcext:value-type="float">
            <text:p>1832.2</text:p>
          </table:table-cell>
          <table:table-cell table:formula="of:=INTERCEPT([.B$5:.E$5];[.B4:.E4])" office:value-type="float" office:value="-1.78704313153548" calcext:value-type="float">
            <text:p>-1.78704313153548</text:p>
          </table:table-cell>
          <table:table-cell table:formula="of:=SLOPE([.B$5:.E$5];[.B4:.E4])" office:value-type="float" office:value="0.998858067327446" calcext:value-type="float">
            <text:p>0.99885806732744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3.802" calcext:value-type="float">
            <text:p>303.802</text:p>
          </table:table-cell>
          <table:table-cell office:value-type="float" office:value="417.42" calcext:value-type="float">
            <text:p>417.42</text:p>
          </table:table-cell>
          <table:table-cell office:value-type="float" office:value="1338.12" calcext:value-type="float">
            <text:p>1338.12</text:p>
          </table:table-cell>
          <table:table-cell office:value-type="float" office:value="1829.31" calcext:value-type="float">
            <text:p>1829.31</text:p>
          </table:table-cell>
          <table:table-cell table:formula="of:=INTERCEPT([.B$5:.E$5];[.B5:.E5])" office:value-type="float" office:value="0" calcext:value-type="float">
            <text:p>0</text:p>
          </table:table-cell>
          <table:table-cell table:formula="of:=SLOPE([.B$5:.E$5];[.B5:.E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1.698" calcext:value-type="float">
            <text:p>301.698</text:p>
          </table:table-cell>
          <table:table-cell office:value-type="float" office:value="414.242" calcext:value-type="float">
            <text:p>414.242</text:p>
          </table:table-cell>
          <table:table-cell office:value-type="float" office:value="1325.71" calcext:value-type="float">
            <text:p>1325.71</text:p>
          </table:table-cell>
          <table:table-cell office:value-type="float" office:value="1812.23" calcext:value-type="float">
            <text:p>1812.23</text:p>
          </table:table-cell>
          <table:table-cell table:formula="of:=INTERCEPT([.B$5:.E$5];[.B6:.E6])" office:value-type="float" office:value="-0.906796128513633" calcext:value-type="float">
            <text:p>-0.906796128513633</text:p>
          </table:table-cell>
          <table:table-cell table:formula="of:=SLOPE([.B$5:.E$5];[.B6:.E6])" office:value-type="float" office:value="1.00996377274696" calcext:value-type="float">
            <text:p>1.009963772746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9.875" calcext:value-type="float">
            <text:p>299.875</text:p>
          </table:table-cell>
          <table:table-cell office:value-type="float" office:value="412.49" calcext:value-type="float">
            <text:p>412.49</text:p>
          </table:table-cell>
          <table:table-cell office:value-type="float" office:value="1321.09" calcext:value-type="float">
            <text:p>1321.09</text:p>
          </table:table-cell>
          <table:table-cell office:value-type="float" office:value="1807.14" calcext:value-type="float">
            <text:p>1807.14</text:p>
          </table:table-cell>
          <table:table-cell table:formula="of:=INTERCEPT([.B$5:.E$5];[.B7:.E7])" office:value-type="float" office:value="0.11108811443944" calcext:value-type="float">
            <text:p>0.11108811443944</text:p>
          </table:table-cell>
          <table:table-cell table:formula="of:=SLOPE([.B$5:.E$5];[.B7:.E7])" office:value-type="float" office:value="1.01239720604288" calcext:value-type="float">
            <text:p>1.0123972060428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8.634" calcext:value-type="float">
            <text:p>298.634</text:p>
          </table:table-cell>
          <table:table-cell office:value-type="float" office:value="410.693" calcext:value-type="float">
            <text:p>410.693</text:p>
          </table:table-cell>
          <table:table-cell office:value-type="float" office:value="1315.29" calcext:value-type="float">
            <text:p>1315.29</text:p>
          </table:table-cell>
          <table:table-cell office:value-type="float" office:value="1797.6" calcext:value-type="float">
            <text:p>1797.6</text:p>
          </table:table-cell>
          <table:table-cell table:formula="of:=INTERCEPT([.B$5:.E$5];[.B8:.E8])" office:value-type="float" office:value="-0.377872526559031" calcext:value-type="float">
            <text:p>-0.377872526559031</text:p>
          </table:table-cell>
          <table:table-cell table:formula="of:=SLOPE([.B$5:.E$5];[.B8:.E8])" office:value-type="float" office:value="1.01777672228087" calcext:value-type="float">
            <text:p>1.0177767222808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4.299" calcext:value-type="float">
            <text:p>294.299</text:p>
          </table:table-cell>
          <table:table-cell office:value-type="float" office:value="404.926" calcext:value-type="float">
            <text:p>404.926</text:p>
          </table:table-cell>
          <table:table-cell office:value-type="float" office:value="1297.95" calcext:value-type="float">
            <text:p>1297.95</text:p>
          </table:table-cell>
          <table:table-cell office:value-type="float" office:value="1775.71" calcext:value-type="float">
            <text:p>1775.71</text:p>
          </table:table-cell>
          <table:table-cell table:formula="of:=INTERCEPT([.B$5:.E$5];[.B9:.E9])" office:value-type="float" office:value="0.591637980829546" calcext:value-type="float">
            <text:p>0.591637980829546</text:p>
          </table:table-cell>
          <table:table-cell table:formula="of:=SLOPE([.B$5:.E$5];[.B9:.E9])" office:value-type="float" office:value="1.03005669350555" calcext:value-type="float">
            <text:p>1.0300566935055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2.009" calcext:value-type="float">
            <text:p>292.009</text:p>
          </table:table-cell>
          <table:table-cell office:value-type="float" office:value="401.904" calcext:value-type="float">
            <text:p>401.904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759.3" calcext:value-type="float">
            <text:p>1759.3</text:p>
          </table:table-cell>
          <table:table-cell table:formula="of:=INTERCEPT([.B$5:.E$5];[.B10:.E10])" office:value-type="float" office:value="-0.233389982302015" calcext:value-type="float">
            <text:p>-0.233389982302015</text:p>
          </table:table-cell>
          <table:table-cell table:formula="of:=SLOPE([.B$5:.E$5];[.B10:.E10])" office:value-type="float" office:value="1.03935612908127" calcext:value-type="float">
            <text:p>1.03935612908127</text:p>
          </table:table-cell>
          <table:table-cell table:number-columns-repeated="2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d</text:p>
          </table:table-cell>
        </table:table-row>
      </table:table>
      <table:table table:name="LABR03_9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7:24:08.613979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9T13:34:06.212299259</meta:creation-date>
    <meta:generator>LibreOffice/6.3.4.2.0$Linux_X86_64 LibreOffice_project/30$Build-2</meta:generator>
    <dc:date>2020-03-06T17:26:30.219800723</dc:date>
    <meta:editing-duration>PT5H37M44S</meta:editing-duration>
    <meta:editing-cycles>10</meta:editing-cycles>
    <meta:document-statistic meta:table-count="11" meta:cell-count="678" meta:object-count="0"/>
  </office:meta>
</office:document-meta>
</file>